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09e458" officeooo:paragraph-rsid="0009e458"/>
    </style:style>
    <style:style style:name="P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d27ef" officeooo:paragraph-rsid="001d27ef" style:font-name-asian="Noto Sans Mono CJK SC" style:font-size-asian="10pt" style:font-name-complex="Liberation Mono" style:font-size-complex="10pt"/>
    </style:style>
    <style:style style:name="P3" style:family="paragraph" style:parent-style-name="Preformatted_20_Text">
      <style:text-properties officeooo:paragraph-rsid="0009e458"/>
    </style:style>
    <style:style style:name="P4" style:family="paragraph" style:parent-style-name="Preformatted_20_Text">
      <loext:graphic-properties draw:fill="solid" draw:fill-color="#f8f9fa" draw:opacity="100%"/>
      <style:paragraph-properties fo:margin-top="0cm" fo:margin-bottom="0.499cm" loext:contextual-spacing="false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font-style="normal" fo:font-weight="normal"/>
    </style:style>
    <style:style style:name="P5" style:family="paragraph" style:parent-style-name="Preformatted_20_Text">
      <loext:graphic-properties draw:fill="solid" draw:fill-color="#f8f9fa" draw:opacity="100%"/>
      <style:paragraph-properties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font-style="normal" fo:font-weight="normal"/>
    </style:style>
    <style:style style:name="P6" style:family="paragraph" style:parent-style-name="Standard">
      <style:text-properties officeooo:rsid="0009e458" officeooo:paragraph-rsid="0009e458"/>
    </style:style>
    <style:style style:name="P7" style:family="paragraph" style:parent-style-name="Standard">
      <style:text-properties officeooo:rsid="0009e458" officeooo:paragraph-rsid="000cbc7b"/>
    </style:style>
    <style:style style:name="P8" style:family="paragraph" style:parent-style-name="Standard">
      <style:text-properties officeooo:paragraph-rsid="0009e458"/>
    </style:style>
    <style:style style:name="P9" style:family="paragraph" style:parent-style-name="Standard">
      <style:text-properties officeooo:paragraph-rsid="000bbc8f"/>
    </style:style>
    <style:style style:name="P10" style:family="paragraph" style:parent-style-name="Standard">
      <style:text-properties officeooo:rsid="000cbc7b" officeooo:paragraph-rsid="000cbc7b"/>
    </style:style>
    <style:style style:name="P11" style:family="paragraph" style:parent-style-name="Standard">
      <style:text-properties officeooo:rsid="000de75a" officeooo:paragraph-rsid="000de75a"/>
    </style:style>
    <style:style style:name="P12" style:family="paragraph" style:parent-style-name="Standard">
      <style:text-properties fo:color="#c9211e" officeooo:rsid="000de75a" officeooo:paragraph-rsid="000de75a"/>
    </style:style>
    <style:style style:name="P13" style:family="paragraph" style:parent-style-name="Standard">
      <style:text-properties officeooo:rsid="0011db4f" officeooo:paragraph-rsid="0011db4f"/>
    </style:style>
    <style:style style:name="P14" style:family="paragraph" style:parent-style-name="Preformatted_20_Text">
      <loext:graphic-properties draw:fill="solid" draw:fill-color="#f8f9fa" draw:opacity="100%"/>
      <style:paragraph-properties fo:margin-left="0cm" fo:margin-right="0cm" fo:orphans="2" fo:widows="2" fo:text-indent="0cm" style:auto-text-indent="false" fo:background-color="#f8f9fa" fo:padding="0.049cm" fo:border="0.06pt solid #eaecf0"/>
      <style:text-properties fo:font-variant="normal" fo:text-transform="none" fo:color="#000000" style:font-name="monospace" fo:font-size="10.5pt" fo:letter-spacing="normal" fo:font-style="normal" fo:font-weight="normal"/>
    </style:style>
    <style:style style:name="P15" style:family="paragraph" style:parent-style-name="Standard">
      <style:paragraph-properties fo:break-before="page"/>
      <style:text-properties officeooo:rsid="0009e458" officeooo:paragraph-rsid="0009e458"/>
    </style:style>
    <style:style style:name="P1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09e458" officeooo:paragraph-rsid="0009e458"/>
    </style:style>
    <style:style style:name="P1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0bbc8f" officeooo:paragraph-rsid="0009e458" style:font-name-asian="Noto Sans Mono CJK SC" style:font-size-asian="10pt" style:font-name-complex="Liberation Mono" style:font-size-complex="10pt"/>
    </style:style>
    <style:style style:name="P1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d27ef" officeooo:paragraph-rsid="001d27ef" style:font-name-asian="Noto Sans Mono CJK SC" style:font-size-asian="10pt" style:font-style-asian="normal" style:font-name-complex="Liberation Mono" style:font-size-complex="10pt" style:font-style-complex="normal"/>
    </style:style>
    <style:style style:name="P19" style:family="paragraph" style:parent-style-name="Standard">
      <style:text-properties officeooo:rsid="0011db4f" officeooo:paragraph-rsid="0011db4f"/>
    </style:style>
    <style:style style:name="P20" style:family="paragraph" style:parent-style-name="Standard">
      <style:text-properties officeooo:rsid="001e956f" officeooo:paragraph-rsid="001e956f"/>
    </style:style>
    <style:style style:name="T1" style:family="text">
      <style:text-properties officeooo:rsid="000bbc8f"/>
    </style:style>
    <style:style style:name="T2" style:family="text">
      <style:text-properties officeooo:rsid="0009e458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 officeooo:rsid="0009e458"/>
    </style:style>
    <style:style style:name="T4" style:family="text">
      <style:text-properties fo:font-variant="normal" fo:text-transform="none" fo:color="#000000" style:font-name="monospace" fo:font-size="10.5pt" fo:letter-spacing="normal" fo:font-style="normal" fo:font-weight="normal" officeooo:rsid="000bbc8f" style:font-name-asian="Noto Sans Mono CJK SC" style:font-size-asian="10pt" style:font-name-complex="Liberation Mono" style:font-size-complex="10pt"/>
    </style:style>
    <style:style style:name="T5" style:family="text">
      <style:text-properties officeooo:rsid="000cbc7b"/>
    </style:style>
    <style:style style:name="T6" style:family="text">
      <style:text-properties officeooo:rsid="000de75a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STEPS FOR DUMPING THE IMAGE TO SD CARD</text:p>
      <text:p text:style-name="P13"/>
      <text:p text:style-name="P13">lsblk</text:p>
      <text:p text:style-name="P9">sudo parted /dev/sdb --script -- mklabel gpt</text:p>
      <text:p text:style-name="Standard">sudo parted /dev/sdb --script -- mkpart primary ext4 0% 100%</text:p>
      <text:p text:style-name="Standard">sudo mkfs.ext4 -F /dev/sdb1image-</text:p>
      <text:p text:style-name="Standard">sudo parted /dev/sdb --script print</text:p>
      <text:p text:style-name="Standard">sudo fdisk /dev/sdb</text:p>
      <text:p text:style-name="P6">d</text:p>
      <text:p text:style-name="P6">d</text:p>
      <text:p text:style-name="P6">d</text:p>
      <text:p text:style-name="P6">d</text:p>
      <text:p text:style-name="P10">p</text:p>
      <text:p text:style-name="P6">g</text:p>
      <text:p text:style-name="P6">n</text:p>
      <text:p text:style-name="P10">ENTER</text:p>
      <text:p text:style-name="P10">ENTER</text:p>
      <text:p text:style-name="P10">15558127</text:p>
      <text:p text:style-name="P10">n</text:p>
      <text:p text:style-name="P10">ENTER</text:p>
      <text:p text:style-name="P10">ENTER</text:p>
      <text:p text:style-name="P10">ENTER</text:p>
      <text:p text:style-name="P10">t</text:p>
      <text:p text:style-name="P10">1</text:p>
      <text:p text:style-name="P10">83</text:p>
      <text:p text:style-name="P10">t</text:p>
      <text:p text:style-name="P10">2</text:p>
      <text:p text:style-name="P10">83</text:p>
      <text:p text:style-name="P10"/>
      <text:p text:style-name="P6"/>
      <text:p text:style-name="P6">w</text:p>
      <text:p text:style-name="P6"/>
      <text:p text:style-name="P12">(remove and enter tghe card reader here for better working)</text:p>
      <text:p text:style-name="P11"/>
      <text:p text:style-name="P6"/>
      <text:p text:style-name="P6">sudo mkfs.ext4 /dev/sdb1</text:p>
      <text:p text:style-name="P1">sudo mkfs.ext4 /dev/sdb2</text:p>
      <text:p text:style-name="P6"/>
      <text:p text:style-name="P1">sudo mount /dev/sdb1 /mnt</text:p>
      <text:p text:style-name="P1">cd /mnt</text:p>
      <text:p text:style-name="P6">sudo tar -xvf /home/user/R-CAR/build/tmp/deploy/images/h3ulcb/core-image-apd-devel-h3ulcb.tar.bz2</text:p>
      <text:p text:style-name="P6"/>
      <text:p text:style-name="P6">sudo tar -xvf /home/user/R-CAR/build/tmp/deploy/images/h3ulcb/modules-h3ulcb.tgz</text:p>
      <text:p text:style-name="P6"/>
      <text:p text:style-name="P6"/>
      <text:p text:style-name="P6">cd boot</text:p>
      <text:p text:style-name="P6"/>
      <text:p text:style-name="P6">sudo rm *</text:p>
      <text:p text:style-name="P8"><text:span text:style-name="T6">sudo </text:span><text:span text:style-name="T2">cp /home/user/R-CAR/build/tmp/deploy/images/h3ulcb/Image /home/user/R-CAR/build/tmp/deploy/images/h3ulcb/</text:span><text:span text:style-name="T1">r</text:span><text:span text:style-name="T2">8a7795</text:span><text:span text:style-name="T1">1</text:span><text:span text:style-name="T2">-ulcb.dtb .</text:span></text:p>
      <text:p text:style-name="P6">cd ../..</text:p>
      <text:p text:style-name="P6">sudo umount /mnt</text:p>
      <text:p text:style-name="P6"><text:soft-page-break/>sudo mount /dev/sdb2 /mnt</text:p>
      <text:p text:style-name="P6">cd /mnt</text:p>
      <text:p text:style-name="P8"><text:span text:style-name="T2">sudo tar -xvf /home/user/Downloads</text:span><text:span text:style-name="T1">/</text:span><text:span text:style-name="T2">ubuntu-base-18.04.5-base-arm64.tar.gz</text:span></text:p>
      <text:p text:style-name="P6">sudo tar -xvf /home/user/R-CAR/build/tmp/deploy/images/h3ulcb/modules-h3ulcb.tgz</text:p>
      <text:p text:style-name="P6">cd /</text:p>
      <text:p text:style-name="P6">sudo umount /mnt</text:p>
      <text:p text:style-name="P6">sync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/boot/Image-r8a77951-ulcb.dtb</text:p>
      <text:p text:style-name="P15"/>
      <text:p text:style-name="P6"/>
      <text:p text:style-name="P6"/>
      <text:p text:style-name="P3"><text:span text:style-name="T3">=&gt; setenv bootargs 'root=/dev/mmcblk1p1 rootwait rw ip=192.168.</text:span><text:span text:style-name="T4">60.85</text:span><text:span text:style-name="T3">::192.168.</text:span><text:span text:style-name="T4">60.79</text:span><text:span text:style-name="T3">:255.255.255.0::eth0:off'</text:span></text:p>
      <text:p text:style-name="P5">=&gt; setenv bootcmd 'ext4load mmc 0:1 0x48000000 /boot/r8a7795<text:span text:style-name="T1">1</text:span>-ulcb.dtb; ext4load mmc 0:1 0x48080000 /boot/Image; booti 0x48080000 - 0x48000000'</text:p>
      <text:p text:style-name="P5">=&gt; saveenv</text:p>
      <text:p text:style-name="P5">Saving Environment to MMC... Writeng to MMC(1)... OK</text:p>
      <text:p text:style-name="P4">=&gt; run bootcmd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cd /lib/modules/5.10.41-yocto-standard/</text:p>
      <text:p text:style-name="P6"/>
      <text:p text:style-name="P6">depmod -a</text:p>
      <text:p text:style-name="P6">cd /</text:p>
      <text:p text:style-name="P6">export TZ=<text:span text:style-name="T5">IST</text:span></text:p>
      <text:p text:style-name="P3"><text:span text:style-name="T3">date </text:span><text:span text:style-name="T4">063018022022</text:span></text:p>
      <text:p text:style-name="P17"/>
      <text:p text:style-name="P17"/>
      <text:p text:style-name="P2">cat <text:span text:style-name="T7">etc/</text:span><text:span text:style-name="T8">network/interface(dhcp irbek stastic ---&gt;dhcp maadi adra kelag iddid full remove)</text:span></text:p>
      <text:p text:style-name="P18"/>
      <text:p text:style-name="P18"/>
      <text:p text:style-name="P6">mount /dev/mmcblk1p2 /mnt</text:p>
      <text:p text:style-name="P1">mount -t proc none /mnt/proc</text:p>
      <text:p text:style-name="P6"/>
      <text:p text:style-name="P6"><text:soft-page-break/>mount -t sysfs none /mnt/sys</text:p>
      <text:p text:style-name="P6">mount -t devtmpfs none /mnt/dev</text:p>
      <text:p text:style-name="P6">chroot /mnt /bin/bash</text:p>
      <text:p text:style-name="P7">echo nameserver <text:span text:style-name="T5">8.8.8.8 </text:span>&gt;/ etc/resolv.conf</text:p>
      <text:p text:style-name="P14">root@h3ulcb:/# apt-get update</text:p>
      <text:p text:style-name="P5">root@h3ulcb:/# apt-get install -y apt-utils perl-modules</text:p>
      <text:p text:style-name="P5">root@h3ulcb:/# apt-get install -y ubuntu-standard</text:p>
      <text:p text:style-name="P4">root@h3ulcb:/# apt-get install -y vim net-tools ssh sudo tzdata rsyslog udev iputils-ping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7:46:13.313671046</meta:creation-date>
    <dc:date>2022-07-18T17:13:37.130610514</dc:date>
    <meta:editing-duration>PT19H52M14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4" meta:paragraph-count="70" meta:word-count="239" meta:character-count="1903" meta:non-whitespace-character-count="1736"/>
  </office:meta>
</office:document-meta>
</file>